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B00000275AF730D9B.png" manifest:media-type="image/png"/>
  <manifest:file-entry manifest:full-path="Pictures/1000000100000340000002752A3196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501cm" svg:y="-0.512cm" svg:width="16.117cm" svg:height="12.024cm" draw:z-index="0"><draw:image xlink:href="Pictures/100000010000034B00000275AF730D9B.png" xlink:type="simple" xlink:show="embed" xlink:actuate="onLoad" draw:mime-type="image/png"/></draw:frame><draw:frame draw:style-name="fr1" draw:name="Imagen2" text:anchor-type="char" svg:x="0.589cm" svg:y="12.197cm" svg:width="16.048cm" svg:height="12.132cm" draw:z-index="1"><draw:image xlink:href="Pictures/1000000100000340000002752A3196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8:12:16.921000000</meta:creation-date>
    <meta:print-date>2024-10-28T08:52:36.898000000</meta:print-date>
    <meta:printed-by>Archivos PDF</meta:printed-by>
    <dc:date>2024-10-28T08:52:41.062000000</dc:date>
    <meta:editing-duration>PT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3.2$Windows_X86_64 LibreOffice_project/433d9c2ded56988e8a90e6b2e771ee4e6a5ab2ba</meta:generator>
  </office:meta>
</office:document-meta>
</file>